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Axis">
      <style:graphic-properties draw:textarea-vertical-align="middle"/>
    </style:style>
    <style:style style:name="gr2" style:family="graphic" style:parent-style-name="Line_20_Drawing">
      <style:graphic-properties svg:stroke-color="#000000" draw:fill="solid" draw:fill-color="#ffffff" draw:textarea-vertical-align="middle" draw:auto-grow-height="false"/>
    </style:style>
    <style:style style:name="gr3" style:family="graphic" style:parent-style-name="Line_20_Drawing">
      <style:graphic-properties svg:stroke-color="#000000" draw:fill="solid" draw:fill-color="#ffffff" draw:textarea-vertical-align="middle"/>
    </style:style>
    <style:style style:name="gr4" style:family="graphic" style:parent-style-name="Line_20_Drawing">
      <style:graphic-properties draw:fill="solid" draw:fill-color="#cccccc" draw:textarea-horizontal-align="center" draw:textarea-vertical-align="middle" draw:auto-grow-height="false" draw:shadow="hidden"/>
    </style:style>
    <style:style style:name="gr5" style:family="graphic" style:parent-style-name="Line_20_Drawing">
      <style:graphic-properties svg:stroke-color="#000000" draw:fill="solid" draw:fill-color="#ffffff" draw:textarea-horizontal-align="center" draw:textarea-vertical-align="middle" draw:auto-grow-height="false" draw:shadow="hidden"/>
    </style:style>
    <style:style style:name="gr6" style:family="graphic" style:parent-style-name="Line_20_Drawing">
      <style:graphic-properties svg:stroke-color="#000000" draw:textarea-vertical-align="middle" draw:auto-grow-height="false"/>
    </style:style>
    <style:style style:name="gr7" style:family="graphic" style:parent-style-name="Line_20_Drawing">
      <style:graphic-properties svg:stroke-color="#000000" draw:textarea-vertical-align="middle"/>
    </style:style>
    <style:style style:name="gr8" style:family="graphic" style:parent-style-name="Line_20_Drawing">
      <style:graphic-properties draw:textarea-vertical-align="middle"/>
    </style:style>
    <style:style style:name="gr9" style:family="graphic" style:parent-style-name="Line_20_Drawing">
      <style:graphic-properties svg:stroke-color="#000000" draw:textarea-horizontal-align="justify" draw:textarea-vertical-align="middle" draw:auto-grow-height="false"/>
    </style:style>
    <style:style style:name="gr10" style:family="graphic" style:parent-style-name="Line_20_Drawing">
      <style:graphic-properties draw:fill="solid" draw:fill-color="#ffffff" draw:textarea-vertical-align="middle" draw:auto-grow-height="false"/>
    </style:style>
    <style:style style:name="gr11" style:family="graphic" style:parent-style-name="Line_20_Drawing">
      <style:graphic-properties draw:fill="solid" draw:fill-color="#e6e6e6" draw:textarea-vertical-align="middle" draw:auto-grow-height="false" fo:min-height="0.749cm" fo:min-width="0.499cm"/>
    </style:style>
    <style:style style:name="gr12" style:family="graphic" style:parent-style-name="Line_20_Drawing">
      <style:graphic-properties svg:stroke-color="#000000" draw:fill="solid" draw:fill-color="#e6e6e6" draw:textarea-horizontal-align="center" draw:textarea-vertical-align="middle" draw:auto-grow-height="false" draw:shadow="hidden"/>
    </style:style>
    <style:style style:name="gr13" style:family="graphic" style:parent-style-name="Line_20_Drawing">
      <style:graphic-properties svg:stroke-width="0.03cm" draw:marker-start-width="0.245cm" draw:marker-end-width="0.245cm" draw:fill="solid" draw:fill-color="#e6e6e6" draw:textarea-vertical-align="middle" draw:auto-grow-height="false" fo:min-height="0.749cm" fo:min-width="0.499cm" fo:padding-top="0.125cm" fo:padding-bottom="0.125cm" fo:padding-left="0.25cm" fo:padding-right="0.25cm"/>
    </style:style>
    <style:style style:name="gr14" style:family="graphic" style:parent-style-name="Line_20_Drawing">
      <style:graphic-properties draw:stroke="none" svg:stroke-width="0cm" draw:fill="solid" draw:fill-color="#e6e6e6" draw:textarea-horizontal-align="center" draw:textarea-vertical-align="middle" draw:auto-grow-height="false" fo:min-height="0.749cm" fo:min-width="0.499cm" draw:shadow="hidden"/>
    </style:style>
    <style:style style:name="gr15" style:family="graphic" style:parent-style-name="Line_20_Drawing">
      <style:graphic-properties svg:stroke-width="0.03cm" svg:stroke-color="#000000" draw:marker-start-width="0.245cm" draw:marker-end-width="0.245cm" draw:fill="solid" draw:fill-color="#e6e6e6" draw:textarea-horizontal-align="center" draw:textarea-vertical-align="middle" draw:auto-grow-height="false" fo:padding-top="0.125cm" fo:padding-bottom="0.125cm" fo:padding-left="0.25cm" fo:padding-right="0.25cm" draw:shadow="hidden"/>
    </style:style>
    <style:style style:name="gr16" style:family="graphic" style:parent-style-name="Line_20_Drawing">
      <style:graphic-properties draw:stroke="solid" svg:stroke-width="0.03cm" draw:marker-start-width="0.245cm" draw:marker-end-width="0.245cm" draw:fill="solid" draw:fill-color="#b3b3b3" draw:textarea-horizontal-align="center" draw:textarea-vertical-align="middle" draw:auto-grow-height="false" fo:min-height="0.749cm" fo:min-width="0.499cm" draw:shadow="hidden"/>
    </style:style>
    <style:style style:name="gr17" style:family="graphic" style:parent-style-name="Line_20_Drawing">
      <style:graphic-properties draw:stroke="none" svg:stroke-width="0cm" draw:marker-start-width="0.2cm" draw:marker-end-width="0.2cm" draw:fill="solid" draw:fill-color="#b3b3b3" draw:textarea-horizontal-align="center" draw:textarea-vertical-align="middle" draw:auto-grow-height="false" fo:min-height="0.749cm" fo:min-width="0.499cm" draw:shadow="hidden"/>
    </style:style>
    <style:style style:name="gr18" style:family="graphic" style:parent-style-name="Line_20_Drawing">
      <style:graphic-properties svg:stroke-color="#000000" draw:fill="none" draw:fill-color="#ffffff" draw:textarea-horizontal-align="center" draw:textarea-vertical-align="middle" draw:auto-grow-height="false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line draw:style-name="gr1" draw:text-style-name="P1" draw:layer="layout" svg:x1="3cm" svg:y1="16.5cm" svg:x2="10cm" svg:y2="16.5cm">
            <text:p/>
          </draw:line>
          <draw:line draw:style-name="gr1" draw:text-style-name="P1" draw:layer="layout" svg:x1="6.5cm" svg:y1="20cm" svg:x2="6.5cm" svg:y2="13cm">
            <text:p/>
          </draw:line>
        </draw:g>
        <draw:g>
          <draw:custom-shape draw:style-name="gr2" draw:text-style-name="P1" draw:layer="layout" svg:width="7cm" svg:height="7cm" svg:x="4cm" svg:y="4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g>
            <draw:line draw:style-name="gr3" draw:text-style-name="P1" draw:layer="layout" svg:x1="4.067cm" svg:y1="8.683cm" svg:x2="10.932cm" svg:y2="7.317cm">
              <text:p/>
            </draw:line>
            <draw:line draw:style-name="gr3" draw:text-style-name="P1" draw:layer="scale0" svg:x1="4.59cm" svg:y1="9.945cm" svg:x2="10.41cm" svg:y2="6.056cm">
              <text:p/>
            </draw:line>
            <draw:line draw:style-name="gr3" draw:text-style-name="P1" draw:layer="scale0" svg:x1="5.556cm" svg:y1="10.91cm" svg:x2="9.445cm" svg:y2="5.09cm">
              <text:p/>
            </draw:line>
            <draw:line draw:style-name="gr3" draw:text-style-name="P1" draw:layer="scale0" svg:x1="6.817cm" svg:y1="11.432cm" svg:x2="8.183cm" svg:y2="4.567cm">
              <text:p/>
            </draw:line>
            <draw:line draw:style-name="gr3" draw:text-style-name="P1" draw:layer="scale0" svg:x1="8.183cm" svg:y1="11.432cm" svg:x2="6.817cm" svg:y2="4.567cm">
              <text:p/>
            </draw:line>
            <draw:line draw:style-name="gr3" draw:text-style-name="P1" draw:layer="scale0" svg:x1="9.445cm" svg:y1="10.91cm" svg:x2="5.556cm" svg:y2="5.09cm">
              <text:p/>
            </draw:line>
            <draw:line draw:style-name="gr3" draw:text-style-name="P1" draw:layer="scale0" svg:x1="10.41cm" svg:y1="9.945cm" svg:x2="4.59cm" svg:y2="6.056cm">
              <text:p/>
            </draw:line>
            <draw:line draw:style-name="gr3" draw:text-style-name="P1" draw:layer="scale0" svg:x1="10.932cm" svg:y1="8.683cm" svg:x2="4.067cm" svg:y2="7.317cm">
              <text:p/>
            </draw:line>
          </draw:g>
        </draw:g>
        <draw:polygon draw:style-name="gr4" draw:text-style-name="P1" draw:layer="layout" svg:width="0cm" svg:height="0cm" svg:x="10.875cm" svg:y="3.624cm" svg:viewBox="0 0 0 0" draw:points="0,0">
          <text:p/>
        </draw:polygon>
        <draw:polygon draw:style-name="gr4" draw:text-style-name="P1" draw:layer="layout" svg:width="0cm" svg:height="0cm" svg:x="14.626cm" svg:y="7.375cm" svg:viewBox="0 0 0 0" draw:points="0,0">
          <text:p/>
        </draw:polygon>
        <draw:polygon draw:style-name="gr4" draw:text-style-name="P1" draw:layer="layout" svg:width="0cm" svg:height="0cm" svg:x="11.75cm" svg:y="4.499cm" svg:viewBox="0 0 0 0" draw:points="0,0">
          <text:p/>
        </draw:polygon>
        <draw:polygon draw:style-name="gr4" draw:text-style-name="P1" draw:layer="layout" svg:width="0cm" svg:height="0cm" svg:x="13.751cm" svg:y="6.5cm" svg:viewBox="0 0 0 0" draw:points="0,0">
          <text:p/>
        </draw:polygon>
        <draw:g>
          <draw:g>
            <draw:path draw:style-name="gr5" draw:text-style-name="P1" draw:layer="layout" svg:width="3.749cm" svg:height="3.749cm" svg:x="5.625cm" svg:y="6.125cm" svg:viewBox="0 0 3750 3750" svg:d="m1875 0c1063 0 1875 812 1875 1875s-812 1875-1875 1875-1875-812-1875-1875 812-1875 1875-1875z">
              <text:p/>
            </draw:path>
            <draw:custom-shape draw:style-name="gr6" draw:text-style-name="P1" draw:layer="layout" svg:width="2cm" svg:height="2cm" svg:x="6.5cm" svg:y="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line draw:style-name="gr7" draw:text-style-name="P1" draw:layer="layout" svg:x1="10.733cm" svg:y1="9.34cm" svg:x2="4.266cm" svg:y2="6.661cm">
            <text:p/>
          </draw:line>
          <draw:line draw:style-name="gr7" draw:text-style-name="P1" draw:layer="layout" svg:x1="4.266cm" svg:y1="9.34cm" svg:x2="10.733cm" svg:y2="6.661cm">
            <text:p/>
          </draw:line>
          <draw:line draw:style-name="gr7" draw:text-style-name="P1" draw:layer="layout" svg:x1="6.161cm" svg:y1="11.233cm" svg:x2="8.84cm" svg:y2="4.766cm">
            <text:p/>
          </draw:line>
          <draw:line draw:style-name="gr7" draw:text-style-name="P1" draw:layer="layout" svg:x1="8.84cm" svg:y1="11.233cm" svg:x2="6.161cm" svg:y2="4.766cm">
            <text:p/>
          </draw:line>
        </draw:g>
        <draw:line draw:style-name="gr8" draw:text-style-name="P1" draw:layer="scale0" svg:x1="12.25cm" svg:y1="7.375cm" svg:x2="19.25cm" svg:y2="7.375cm">
          <text:p/>
        </draw:line>
        <draw:line draw:style-name="gr8" draw:text-style-name="P1" draw:layer="scale0" svg:x1="18.983cm" svg:y1="8.715cm" svg:x2="12.516cm" svg:y2="6.036cm">
          <text:p/>
        </draw:line>
        <draw:line draw:style-name="gr8" draw:text-style-name="P1" draw:layer="scale0" svg:x1="13.25cm" svg:y1="9.875cm" svg:x2="18.25cm" svg:y2="4.875cm">
          <text:p/>
        </draw:line>
        <draw:line draw:style-name="gr8" draw:text-style-name="P1" draw:layer="scale0" svg:x1="18.25cm" svg:y1="9.875cm" svg:x2="13.25cm" svg:y2="4.875cm">
          <text:p/>
        </draw:line>
        <draw:line draw:style-name="gr8" draw:text-style-name="P1" draw:layer="scale0" svg:x1="12.516cm" svg:y1="8.715cm" svg:x2="18.983cm" svg:y2="6.036cm">
          <text:p/>
        </draw:line>
        <draw:line draw:style-name="gr8" draw:text-style-name="P1" draw:layer="scale0" svg:x1="14.411cm" svg:y1="10.608cm" svg:x2="17.09cm" svg:y2="4.141cm">
          <text:p/>
        </draw:line>
        <draw:line draw:style-name="gr8" draw:text-style-name="P1" draw:layer="scale0" svg:x1="17.09cm" svg:y1="10.608cm" svg:x2="14.411cm" svg:y2="4.141cm">
          <text:p/>
        </draw:line>
        <draw:line draw:style-name="gr8" draw:text-style-name="P1" draw:layer="scale0" svg:x1="12.317cm" svg:y1="8.058cm" svg:x2="19.182cm" svg:y2="6.692cm">
          <text:p/>
        </draw:line>
        <draw:line draw:style-name="gr8" draw:text-style-name="P1" draw:layer="scale0" svg:x1="12.84cm" svg:y1="9.32cm" svg:x2="18.66cm" svg:y2="5.431cm">
          <text:p/>
        </draw:line>
        <draw:line draw:style-name="gr8" draw:text-style-name="P1" draw:layer="scale0" svg:x1="13.806cm" svg:y1="10.285cm" svg:x2="17.695cm" svg:y2="4.465cm">
          <text:p/>
        </draw:line>
        <draw:line draw:style-name="gr8" draw:text-style-name="P1" draw:layer="scale0" svg:x1="15.067cm" svg:y1="10.807cm" svg:x2="16.433cm" svg:y2="3.942cm">
          <text:p/>
        </draw:line>
        <draw:line draw:style-name="gr8" draw:text-style-name="P1" draw:layer="scale0" svg:x1="16.433cm" svg:y1="10.807cm" svg:x2="15.067cm" svg:y2="3.942cm">
          <text:p/>
        </draw:line>
        <draw:line draw:style-name="gr8" draw:text-style-name="P1" draw:layer="scale0" svg:x1="17.695cm" svg:y1="10.285cm" svg:x2="13.806cm" svg:y2="4.465cm">
          <text:p/>
        </draw:line>
        <draw:line draw:style-name="gr8" draw:text-style-name="P1" draw:layer="scale0" svg:x1="18.66cm" svg:y1="9.32cm" svg:x2="12.84cm" svg:y2="5.431cm">
          <text:p/>
        </draw:line>
        <draw:line draw:style-name="gr8" draw:text-style-name="P1" draw:layer="scale0" svg:x1="19.182cm" svg:y1="8.058cm" svg:x2="12.317cm" svg:y2="6.692cm">
          <text:p/>
        </draw:line>
        <draw:line draw:style-name="gr8" draw:text-style-name="P1" draw:layer="scale0" svg:x1="15.75cm" svg:y1="10.875cm" svg:x2="15.75cm" svg:y2="3.875cm">
          <text:p/>
        </draw:line>
        <draw:g>
          <draw:g>
            <draw:custom-shape draw:style-name="gr2" draw:text-style-name="P1" draw:layer="layout" svg:width="1cm" svg:height="1cm" svg:x="7cm" svg:y="7.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9" draw:text-style-name="P1" draw:layer="layout" svg:width="0.5cm" svg:height="0.5cm" svg:x="7.25cm" svg:y="7.7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line draw:style-name="gr7" draw:text-style-name="P1" draw:layer="layout" svg:x1="5cm" svg:y1="10.5cm" svg:x2="10cm" svg:y2="5.5cm">
            <text:p/>
          </draw:line>
          <draw:line draw:style-name="gr7" draw:text-style-name="P1" draw:layer="layout" svg:x1="10cm" svg:y1="10.5cm" svg:x2="5cm" svg:y2="5.5cm">
            <text:p/>
          </draw:line>
        </draw:g>
        <draw:g>
          <draw:custom-shape draw:style-name="gr10" draw:text-style-name="P1" draw:layer="layout" svg:width="0.25cm" svg:height="0.25cm" svg:x="7.375cm" svg:y="7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4cm" svg:y1="8cm" svg:x2="11cm" svg:y2="8cm">
            <text:p/>
          </draw:line>
          <draw:line draw:style-name="gr8" draw:text-style-name="P1" draw:layer="scale0" svg:x1="7.5cm" svg:y1="11.5cm" svg:x2="7.5cm" svg:y2="4.5cm">
            <text:p/>
          </draw:line>
          <draw:custom-shape draw:style-name="gr10" draw:text-style-name="P1" draw:layer="layout" svg:width="0.125cm" svg:height="0.125cm" svg:x="7.438cm" svg:y="7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gon draw:style-name="gr4" draw:text-style-name="P1" draw:layer="layout" svg:width="0cm" svg:height="0cm" svg:x="19.25cm" svg:y="12.624cm" svg:viewBox="0 0 0 0" draw:points="0,0">
          <text:p/>
        </draw:polygon>
        <draw:polygon draw:style-name="gr4" draw:text-style-name="P1" draw:layer="layout" svg:width="0cm" svg:height="0cm" svg:x="5.501cm" svg:y="16.375cm" svg:viewBox="0 0 0 0" draw:points="0,0">
          <text:p/>
        </draw:polygon>
        <draw:polygon draw:style-name="gr4" draw:text-style-name="P1" draw:layer="layout" svg:width="0cm" svg:height="0cm" svg:x="4.626cm" svg:y="15.5cm" svg:viewBox="0 0 0 0" draw:points="0,0">
          <text:p/>
        </draw:polygon>
        <draw:polygon draw:style-name="gr4" draw:text-style-name="P1" draw:layer="layout" svg:width="0cm" svg:height="0cm" svg:x="5.376cm" svg:y="16.5cm" svg:viewBox="0 0 0 0" draw:points="0,0">
          <text:p/>
        </draw:polygon>
        <draw:polygon draw:style-name="gr4" draw:text-style-name="P1" draw:layer="layout" svg:width="0cm" svg:height="0cm" svg:x="4.501cm" svg:y="15.625cm" svg:viewBox="0 0 0 0" draw:points="0,0">
          <text:p/>
        </draw:polygon>
        <draw:custom-shape draw:style-name="gr11" draw:text-style-name="P1" draw:layer="layout" svg:width="7cm" svg:height="7cm" svg:x="3cm" svg:y="13cm">
          <text:p/>
          <draw:enhanced-geometry draw:glue-point-type="segments" draw:type="mso-spt100" draw:modifiers="-22.4634870193873 -44.983571103098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1" draw:layer="layout" svg:width="7cm" svg:height="7cm" svg:x="3cm" svg:y="13cm">
          <text:p/>
          <draw:enhanced-geometry draw:glue-point-type="segments" draw:type="mso-spt100" draw:modifiers="-22.4634870193873 -44.983571103098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olygon draw:style-name="gr4" draw:text-style-name="P1" draw:layer="layout" svg:width="0cm" svg:height="0cm" svg:x="9.875cm" svg:y="12.125cm" svg:viewBox="0 0 0 0" draw:points="0,0">
          <text:p/>
        </draw:polygon>
        <draw:path draw:style-name="gr12" draw:text-style-name="P1" draw:layer="layout" svg:width="3.749cm" svg:height="3.749cm" svg:x="12.625cm" svg:y="14.625cm" svg:viewBox="0 0 3750 3750" svg:d="m1875 0c1063 0 1875 812 1875 1875s-812 1875-1875 1875-1875-812-1875-1875 812-1875 1875-1875zm0 875c567 0 1000 433 1000 1000s-433 1000-1000 1000-1000-433-1000-1000 433-1000 1000-1000zm-1000 0zm2001 2001z">
          <text:p/>
        </draw:path>
        <draw:g>
          <draw:line draw:style-name="gr1" draw:text-style-name="P1" draw:layer="layout" svg:x1="11cm" svg:y1="16.5cm" svg:x2="18cm" svg:y2="16.5cm">
            <text:p/>
          </draw:line>
          <draw:line draw:style-name="gr1" draw:text-style-name="P1" draw:layer="layout" svg:x1="14.5cm" svg:y1="20cm" svg:x2="14.5cm" svg:y2="13cm">
            <text:p/>
          </draw:line>
        </draw:g>
        <draw:custom-shape draw:style-name="gr13" draw:text-style-name="P1" draw:layer="layout" svg:width="7cm" svg:height="7cm" svg:x="3cm" svg:y="21cm">
          <text:p/>
          <draw:enhanced-geometry draw:glue-point-type="segments" draw:type="mso-spt100" draw:modifiers="-22.4634870193873 -44.983571103098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g>
          <draw:line draw:style-name="gr1" draw:text-style-name="P1" draw:layer="layout" svg:x1="3cm" svg:y1="24.5cm" svg:x2="10cm" svg:y2="24.5cm">
            <text:p/>
          </draw:line>
          <draw:line draw:style-name="gr1" draw:text-style-name="P1" draw:layer="layout" svg:x1="6.5cm" svg:y1="28cm" svg:x2="6.5cm" svg:y2="21cm">
            <text:p/>
          </draw:line>
        </draw:g>
        <draw:path draw:style-name="gr14" draw:text-style-name="P1" draw:layer="layout" svg:width="1.026cm" svg:height="0.951cm" svg:x="7.213cm" svg:y="23.164cm" svg:viewBox="0 0 1027 952" svg:d="m215 952c-49-125-123-236-215-329l624-623c173 173 311 382 403 616z">
          <text:p/>
        </draw:path>
        <draw:path draw:style-name="gr15" draw:text-style-name="P1" draw:layer="layout" svg:width="3.749cm" svg:height="3.749cm" svg:x="4.625cm" svg:y="22.625cm" svg:viewBox="0 0 3750 3750" svg:d="m1875 0c1063 0 1875 812 1875 1875s-812 1875-1875 1875-1875-812-1875-1875 812-1875 1875-1875zm0 875c567 0 1000 433 1000 1000s-433 1000-1000 1000-1000-433-1000-1000 433-1000 1000-1000zm-1000 0zm2001 2001z">
          <text:p/>
        </draw:path>
        <draw:path draw:style-name="gr16" draw:text-style-name="P1" draw:layer="layout" svg:width="1.026cm" svg:height="0.951cm" svg:x="7.213cm" svg:y="23.164cm" svg:viewBox="0 0 1027 952" svg:d="m215 952c-49-125-123-236-215-329l624-623c173 173 311 382 403 616z">
          <text:p/>
        </draw:path>
        <draw:custom-shape draw:style-name="gr2" draw:text-style-name="P1" draw:layer="layout" svg:width="7cm" svg:height="7cm" svg:x="11cm" svg:y="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line draw:style-name="gr3" draw:text-style-name="P1" draw:layer="layout" svg:x1="11.067cm" svg:y1="25.183cm" svg:x2="17.932cm" svg:y2="23.817cm">
            <text:p/>
          </draw:line>
          <draw:line draw:style-name="gr3" draw:text-style-name="P1" draw:layer="layout" svg:x1="11.59cm" svg:y1="26.445cm" svg:x2="17.41cm" svg:y2="22.556cm">
            <text:p/>
          </draw:line>
          <draw:line draw:style-name="gr3" draw:text-style-name="P1" draw:layer="layout" svg:x1="12.556cm" svg:y1="27.41cm" svg:x2="16.445cm" svg:y2="21.59cm">
            <text:p/>
          </draw:line>
          <draw:line draw:style-name="gr3" draw:text-style-name="P1" draw:layer="layout" svg:x1="13.817cm" svg:y1="27.932cm" svg:x2="15.183cm" svg:y2="21.067cm">
            <text:p/>
          </draw:line>
          <draw:line draw:style-name="gr3" draw:text-style-name="P1" draw:layer="layout" svg:x1="15.183cm" svg:y1="27.932cm" svg:x2="13.817cm" svg:y2="21.067cm">
            <text:p/>
          </draw:line>
          <draw:line draw:style-name="gr3" draw:text-style-name="P1" draw:layer="layout" svg:x1="16.445cm" svg:y1="27.41cm" svg:x2="12.556cm" svg:y2="21.59cm">
            <text:p/>
          </draw:line>
          <draw:line draw:style-name="gr3" draw:text-style-name="P1" draw:layer="layout" svg:x1="17.41cm" svg:y1="26.445cm" svg:x2="11.59cm" svg:y2="22.556cm">
            <text:p/>
          </draw:line>
          <draw:line draw:style-name="gr3" draw:text-style-name="P1" draw:layer="layout" svg:x1="17.932cm" svg:y1="25.183cm" svg:x2="11.067cm" svg:y2="23.817cm">
            <text:p/>
          </draw:line>
        </draw:g>
        <draw:path draw:style-name="gr5" draw:text-style-name="P1" draw:layer="layout" svg:width="3.749cm" svg:height="3.749cm" svg:x="12.625cm" svg:y="22.625cm" svg:viewBox="0 0 3750 3750" svg:d="m1875 0c1063 0 1875 812 1875 1875s-812 1875-1875 1875-1875-812-1875-1875 812-1875 1875-1875z">
          <text:p/>
        </draw:path>
        <draw:path draw:style-name="gr17" draw:text-style-name="P1" draw:layer="layout" svg:width="1.026cm" svg:height="0.951cm" svg:x="15.211cm" svg:y="23.168cm" svg:viewBox="0 0 1027 952" svg:d="m215 952c-49-125-123-236-215-329l624-623c173 173 311 382 403 616z">
          <text:p/>
        </draw:path>
        <draw:custom-shape draw:style-name="gr6" draw:text-style-name="P1" draw:layer="layout" svg:width="2cm" svg:height="2cm" svg:x="13.5cm" svg:y="23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17.733cm" svg:y1="25.84cm" svg:x2="11.266cm" svg:y2="23.161cm">
          <text:p/>
        </draw:line>
        <draw:line draw:style-name="gr7" draw:text-style-name="P1" draw:layer="layout" svg:x1="11.266cm" svg:y1="25.84cm" svg:x2="17.733cm" svg:y2="23.161cm">
          <text:p/>
        </draw:line>
        <draw:line draw:style-name="gr7" draw:text-style-name="P1" draw:layer="layout" svg:x1="13.161cm" svg:y1="27.733cm" svg:x2="15.84cm" svg:y2="21.266cm">
          <text:p/>
        </draw:line>
        <draw:line draw:style-name="gr7" draw:text-style-name="P1" draw:layer="layout" svg:x1="15.84cm" svg:y1="27.733cm" svg:x2="13.161cm" svg:y2="21.266cm">
          <text:p/>
        </draw:line>
        <draw:g>
          <draw:g>
            <draw:custom-shape draw:style-name="gr2" draw:text-style-name="P1" draw:layer="layout" svg:width="1cm" svg:height="1cm" svg:x="14cm" svg:y="2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9" draw:text-style-name="P1" draw:layer="layout" svg:width="0.5cm" svg:height="0.5cm" svg:x="14.25cm" svg:y="24.2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line draw:style-name="gr7" draw:text-style-name="P1" draw:layer="layout" svg:x1="12cm" svg:y1="27cm" svg:x2="17cm" svg:y2="22cm">
            <text:p/>
          </draw:line>
          <draw:line draw:style-name="gr7" draw:text-style-name="P1" draw:layer="layout" svg:x1="17cm" svg:y1="27cm" svg:x2="12cm" svg:y2="22cm">
            <text:p/>
          </draw:line>
        </draw:g>
        <draw:g>
          <draw:custom-shape draw:style-name="gr10" draw:text-style-name="P1" draw:layer="layout" svg:width="0.25cm" svg:height="0.25cm" svg:x="14.375cm" svg:y="24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1cm" svg:y1="24.5cm" svg:x2="18cm" svg:y2="24.5cm">
            <text:p/>
          </draw:line>
          <draw:line draw:style-name="gr8" draw:text-style-name="P1" draw:layer="layout" svg:x1="14.5cm" svg:y1="28cm" svg:x2="14.5cm" svg:y2="21cm">
            <text:p/>
          </draw:line>
          <draw:custom-shape draw:style-name="gr10" draw:text-style-name="P1" draw:layer="layout" svg:width="0.125cm" svg:height="0.125cm" svg:x="14.438cm" svg:y="24.4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18" draw:text-style-name="P1" draw:layer="layout" svg:width="3.749cm" svg:height="3.749cm" svg:x="12.625cm" svg:y="22.625cm" svg:viewBox="0 0 3750 3750" svg:d="m1875 0c1063 0 1875 812 1875 1875s-812 1875-1875 1875-1875-812-1875-1875 812-1875 1875-187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_20_Drawing" style:display-name="Line Drawing" style:family="graphic" style:parent-style-name="standard">
      <style:graphic-properties draw:stroke-dash="Dash_20_1" svg:stroke-width="0.03cm" svg:stroke-color="#000000" draw:marker-start-width="0.26cm" draw:marker-end-width="0.26cm" draw:fill="none" draw:fill-gradient-name="Gradient_20_7" draw:fill-hatch-name="Hatching_20_46" draw:fill-image-name="Bitmape_20_1" draw:fill-image-width="0cm" draw:fill-image-height="0cm"/>
    </style:style>
    <style:style style:name="Axis" style:family="graphic" style:parent-style-name="standard">
      <style:graphic-properties draw:stroke-dash="Dash_20_1" draw:marker-end="Arrow" draw:marker-end-width="0.1cm" draw:fill-gradient-name="Gradient_20_7" draw:fill-hatch-name="Hatching_20_46" draw:fill-image-name="Bitmape_20_1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cale0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9T11:30:00</meta:creation-date>
    <dc:date>2012-08-09T12:40:49</dc:date>
    <meta:editing-duration>PT1H3M56S</meta:editing-duration>
    <meta:editing-cycles>9</meta:editing-cycles>
    <meta:generator>LibreOffice/3.5$Linux_X86_64 LibreOffice_project/350m1$Build-3</meta:generator>
    <meta:document-statistic meta:object-count="101"/>
  </office:meta>
</office:document-meta>
</file>